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ucida Grande" svg:font-family="'Lucida Grande', 'Bitstream VeraSans', Tahoma, sans-serif"/>
    <style:font-face style:name="monospace" svg:font-family="monospace, 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style="normal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style="italic" style:font-size-asian="22pt" style:font-style-asian="italic" style:font-size-complex="22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2pt" fo:font-style="italic" style:font-size-asian="22pt" style:font-style-asian="italic" style:font-size-complex="2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8"/>
      <text:p text:style-name="P8">RAPPORT DE PROJET </text:p>
      <text:p text:style-name="P8">Analyse Syntaxique et projet de programmation 3 </text:p>
      <text:p text:style-name="P8">Semestre de printemps 2014</text:p>
      <text:p text:style-name="P1"/>
      <text:p text:style-name="P3">Tuteur : SALVATI Sylvain</text:p>
      <text:p text:style-name="P3">Par RAKOTONIERA Hoby, Willian VER VALEN PAIVA et LAULAN Antoin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5"/>
      <text:p text:style-name="P2">TABLE DES MATIÈRES</text:p>
      <text:p text:style-name="P5"/>
      <text:p text:style-name="P5"/>
      <text:p text:style-name="P7">1) Présentation des fonctionnalités implémentées</text:p>
      <text:p text:style-name="P4"/>
      <text:p text:style-name="P6">a) Première partie du projet</text:p>
      <text:p text:style-name="P6"/>
      <text:p text:style-name="P6">b) Deuxième partie du projet</text:p>
      <text:p text:style-name="P6"/>
      <text:p text:style-name="P6"/>
      <text:p text:style-name="P7">2) Valorisation du travail réalisé</text:p>
      <text:p text:style-name="P7"/>
      <text:p text:style-name="P6">a) Difficultés rencontrées</text:p>
      <text:p text:style-name="P6"/>
      <text:p text:style-name="P6">b) Explications des choix effectués</text:p>
      <text:p text:style-name="P6"/>
      <text:p text:style-name="P7">3) Diagramme des classes</text:p>
      <text:p text:style-name="P7"/>
      <text:p text:style-name="P7">4) Avis personnels</text:p>
      <text:p text:style-name="P7"/>
      <text:p text:style-name="P7">5) Annexes et code du projet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ucida Grande" svg:font-family="'Lucida Grande', 'Bitstream VeraSans', Tahoma, sans-serif"/>
    <style:font-face style:name="monospace" svg:font-family="monospace, 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Laulan</meta:initial-creator>
    <meta:creation-date>2013-12-20T14:35:28.214360533</meta:creation-date>
    <dc:date>2014-04-27T10:52:17.20</dc:date>
    <meta:editing-duration>PT56M31S</meta:editing-duration>
    <meta:editing-cycles>6</meta:editing-cycles>
    <meta:generator>LibreOffice/4.1.5.3$Linux_X86_64 LibreOffice_project/410m0$Build-3</meta:generator>
    <meta:document-statistic meta:table-count="0" meta:image-count="0" meta:object-count="0" meta:page-count="3" meta:paragraph-count="15" meta:word-count="72" meta:character-count="466" meta:non-whitespace-character-count="407"/>
  </office:meta>
</office:document-meta>
</file>